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45mm"/>
    </style:style>
    <style:style style:name="co2" style:family="table-column">
      <style:table-column-properties fo:break-before="auto" style:column-width="38.1mm"/>
    </style:style>
    <style:style style:name="co3" style:family="table-column">
      <style:table-column-properties fo:break-before="auto" style:column-width="104.78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auto" style:column-width="69.85mm"/>
    </style:style>
    <style:style style:name="co6" style:family="table-column">
      <style:table-column-properties fo:break-before="auto" style:column-width="53.04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Hipervínculo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6" style:family="table-cell" style:parent-style-name="Hipervínculo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4-20ma-wif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aquete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Identificación</text:p>
          </table:table-cell>
          <table:table-cell office:value-type="string" calcext:value-type="string">
            <text:p>Suministrador y ref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2,Q1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SS138</text:p>
          </table:table-cell>
          <table:table-cell table:style-name="ce2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5,J3</text:p>
          </table:table-cell>
          <table:table-cell office:value-type="string" calcext:value-type="string">
            <text:p>PinSocket_1x19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19_Female</text:p>
          </table:table-cell>
          <table:table-cell office:value-type="string" calcext:value-type="string">
            <text:p>C319202</text:p>
          </table:table-cell>
          <table:table-cell table:style-name="ce2"/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erminalBlock__1x04_P5.00mm_90Deg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4</text:p>
          </table:table-cell>
          <table:table-cell office:value-type="string" calcext:value-type="string">
            <text:p>KF2EDGRC-5.0-4P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J1</text:p>
          </table:table-cell>
          <table:table-cell table:style-name="ce4" office:value-type="string" calcext:value-type="string">
            <text:p>TerminalBlock__1x02_P5.00mm_90Degre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rew_Terminal_01x02</text:p>
          </table:table-cell>
          <table:table-cell table:style-name="ce4" office:value-type="string" calcext:value-type="string">
            <text:p>KF2EDGRC-5.0-2P</text:p>
          </table:table-cell>
          <table:table-cell table:style-name="ce6"/>
          <table:table-cell table:style-name="ce4"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erminalBlock__1x03_P5.00mm_90Deg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3</text:p>
          </table:table-cell>
          <table:table-cell office:value-type="string" calcext:value-type="string">
            <text:p>KF2EDGRC-5.0-3P</text:p>
          </table:table-cell>
          <table:table-cell table:style-name="ce2"/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2980IM5X-3.3</text:p>
          </table:table-cell>
          <table:table-cell/>
          <table:table-cell table:style-name="ce2"/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C121C027CIMK</text:p>
          </table:table-cell>
          <table:table-cell/>
          <table:table-cell table:style-name="ce2"/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P8640</text:p>
          </table:table-cell>
          <table:table-cell office:value-type="string" calcext:value-type="string">
            <text:p>LMP8640MK-F/NOPB</text:p>
          </table:table-cell>
          <table:table-cell table:style-name="ce2"/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D1.8mm_W1.8mm_H2.4mm_Horizontal_O1.27mm_Z1.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-204SRD</text:p>
          </table:table-cell>
          <table:table-cell table:style-name="ce2"/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D1.8mm_W1.8mm_H2.4mm_Horizontal_O1.27mm_Z1.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-204GD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C_0805_2012Metric_Pad1.18x1.4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0 uF</text:p>
          </table:table-cell>
          <table:table-cell table:style-name="ce4" office:value-type="string" calcext:value-type="string">
            <text:p>CL21B106KPQNNNE</text:p>
          </table:table-cell>
          <table:table-cell table:style-name="ce6"/>
          <table:table-cell table:style-name="ce4" table:number-columns-repeated="1017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C1,C4</text:p>
          </table:table-cell>
          <table:table-cell table:style-name="ce4" office:value-type="string" calcext:value-type="string">
            <text:p>C_0805_2012Metric_Pad1.18x1.4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00 nF</text:p>
          </table:table-cell>
          <table:table-cell table:style-name="ce4" office:value-type="string" calcext:value-type="string">
            <text:p>CL21B104KCFNNNE</text:p>
          </table:table-cell>
          <table:table-cell table:style-name="ce6"/>
          <table:table-cell table:style-name="ce4"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P_EIA-3216-18_Kemet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 uF</text:p>
          </table:table-cell>
          <table:table-cell office:value-type="string" calcext:value-type="string">
            <text:p>T491A475M025AT</text:p>
          </table:table-cell>
          <table:table-cell table:style-name="ce2"/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4,R3,R2,R1,R6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RJ6GEY J103V</text:p>
          </table:table-cell>
          <table:table-cell table:style-name="ce2"/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7,R8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RJ6GEYJ102V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R_2512_6332Metric_Pad1.40x3.3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.7ohm</text:p>
          </table:table-cell>
          <table:table-cell table:style-name="ce4" office:value-type="string" calcext:value-type="string">
            <text:p>ERJ1TRQF2R7U</text:p>
          </table:table-cell>
          <table:table-cell table:style-name="ce6"/>
          <table:table-cell table:style-name="ce4"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Tactile_SPST_Angled_PTS645Vx58-2L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1</text:p>
          </table:table-cell>
          <table:table-cell office:value-type="string" calcext:value-type="string">
            <text:p>PTS645VH582LFS</text:p>
          </table:table-cell>
          <table:table-cell table:style-name="ce2"/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C-DC_Buck_Step_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-DC_Buck_Step_Module-dc-dc_module</text:p>
          </table:table-cell>
          <table:table-cell/>
          <table:table-cell table:style-name="ce2"/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erminalBlock__1x04_P5.00mm_90Deg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4</text:p>
          </table:table-cell>
          <table:table-cell office:value-type="string" calcext:value-type="string">
            <text:p>KF2EDGK-5.0-4P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J1</text:p>
          </table:table-cell>
          <table:table-cell table:style-name="ce4" office:value-type="string" calcext:value-type="string">
            <text:p>TerminalBlock__1x02_P5.00mm_90Degre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rew_Terminal_01x02</text:p>
          </table:table-cell>
          <table:table-cell table:style-name="ce4" office:value-type="string" calcext:value-type="string">
            <text:p>KF2EDGK-5.0-2P</text:p>
          </table:table-cell>
          <table:table-cell table:style-name="ce6"/>
          <table:table-cell table:style-name="ce4" table:number-columns-repeated="4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erminalBlock__1x03_P5.00mm_90Deg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3</text:p>
          </table:table-cell>
          <table:table-cell office:value-type="string" calcext:value-type="string">
            <text:p>KF2EDGK-5.0-3P</text:p>
          </table:table-cell>
          <table:table-cell table:style-name="ce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ipervínculo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 style:data-style-name="N2" text:time-value="21:15:25.8506453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9-28T21:15:41.397505418</dc:date>
    <meta:editing-cycles>4</meta:editing-cycles>
    <meta:editing-duration>PT15M12S</meta:editing-duration>
    <meta:document-statistic meta:table-count="1" meta:cell-count="129" meta:object-count="0"/>
  </office:meta>
</office:document-meta>
</file>